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5-05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4-12-1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4-12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4-06-0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3-12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3-06-0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2-11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2-06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1-12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1-09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1-03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20-07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9-11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9-05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8-11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8-06-2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7-12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7-06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6-10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6-04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5-10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5-04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4-11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4-04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3-10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3-08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3-04-3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2-10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1-07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1-05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1-03-0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1-01-0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0-09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0-07-2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0-05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0-03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10-01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9-10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9-08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9-06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9-04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9-02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12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10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08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06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04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04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8-02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12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10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08-1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06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04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7-02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1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10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08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05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04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6-02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12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10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08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06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5-02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12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10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08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06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04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02-1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4-01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3-10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3-08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3-06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3-03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3-02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11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08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06-0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12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10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08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06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04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1-03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12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10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08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06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04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2000-02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12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10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7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803159401201</text:p>
          </table:table-cell>
          <table:table-cell office:value-type="string" calcext:value-type="string">
            <text:p>2-5840-01 Waimea W-A, Kauai, HI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2" meta:object-count="0"/>
    <meta:user-defined meta:name="AppVersion">3.0</meta:user-defined>
  </office:meta>
</office:document-meta>
</file>